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2409in" svg:height="5.3854in" svg:x="4.9571in" svg:y="0.0315in">
            <draw:object draw:notify-on-update-of-ranges="Sheet1.A1:Sheet1.A1 Sheet1.A2:Sheet1.A22 Sheet1.C1:Sheet1.C1 Sheet1.C2:Sheet1.C22 Sheet1.A1:Sheet1.A1 Sheet1.A2:Sheet1.A22 Sheet1.D1:Sheet1.D1 Sheet1.D2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7098in" svg:height="4.9909in" svg:x="4.8669in" svg:y="5.4039in">
            <draw:object draw:notify-on-update-of-ranges="Sheet1.A23:Sheet1.A43 Sheet1.C1:Sheet1.C1 Sheet1.C23:Sheet1.C43 Sheet1.A23:Sheet1.A43 Sheet1.D1:Sheet1.D1 Sheet1.D23:Sheet1.D4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7098in" svg:height="4.9909in" svg:x="4.5138in" svg:y="10.8449in">
            <draw:object draw:notify-on-update-of-ranges="Sheet1.A44:Sheet1.A64 Sheet1.C1:Sheet1.C1 Sheet1.C44:Sheet1.C64 Sheet1.A44:Sheet1.A64 Sheet1.D1:Sheet1.D1 Sheet1.D44:Sheet1.D6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7098in" svg:height="4.9909in" svg:x="4.5138in" svg:y="16.1783in">
            <draw:object draw:notify-on-update-of-ranges="Sheet1.A65:Sheet1.A85 Sheet1.C1:Sheet1.C1 Sheet1.C65:Sheet1.C85 Sheet1.A65:Sheet1.A85 Sheet1.D1:Sheet1.D1 Sheet1.D65:Sheet1.D8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7.7098in" svg:height="4.9909in" svg:x="4.4488in" svg:y="21.5118in">
            <draw:object draw:notify-on-update-of-ranges="Sheet1.A86:Sheet1.A106 Sheet1.C1:Sheet1.C1 Sheet1.C86:Sheet1.C106 Sheet1.A86:Sheet1.A106 Sheet1.D1:Sheet1.D1 Sheet1.D86:Sheet1.D10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0448" calcext:value-type="float">
            <text:p>120448</text:p>
          </table:table-cell>
          <table:table-cell office:value-type="float" office:value="33448" calcext:value-type="float">
            <text:p>33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1776" calcext:value-type="float">
            <text:p>101776</text:p>
          </table:table-cell>
          <table:table-cell office:value-type="float" office:value="28895" calcext:value-type="float">
            <text:p>28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69809" calcext:value-type="float">
            <text:p>69809</text:p>
          </table:table-cell>
          <table:table-cell office:value-type="float" office:value="19838" calcext:value-type="float">
            <text:p>198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53648" calcext:value-type="float">
            <text:p>53648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58044" calcext:value-type="float">
            <text:p>58044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55209" calcext:value-type="float">
            <text:p>55209</text:p>
          </table:table-cell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51009" calcext:value-type="float">
            <text:p>51009</text:p>
          </table:table-cell>
          <table:table-cell office:value-type="float" office:value="12922" calcext:value-type="float">
            <text:p>129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51756" calcext:value-type="float">
            <text:p>51756</text:p>
          </table:table-cell>
          <table:table-cell office:value-type="float" office:value="12862" calcext:value-type="float">
            <text:p>128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56929" calcext:value-type="float">
            <text:p>56929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53663" calcext:value-type="float">
            <text:p>53663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6794" calcext:value-type="float">
            <text:p>56794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54274" calcext:value-type="float">
            <text:p>54274</text:p>
          </table:table-cell>
          <table:table-cell office:value-type="float" office:value="9064" calcext:value-type="float">
            <text:p>90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57560" calcext:value-type="float">
            <text:p>57560</text:p>
          </table:table-cell>
          <table:table-cell office:value-type="float" office:value="8814" calcext:value-type="float">
            <text:p>881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58382" calcext:value-type="float">
            <text:p>58382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58281" calcext:value-type="float">
            <text:p>58281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9591" calcext:value-type="float">
            <text:p>59591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63784" calcext:value-type="float">
            <text:p>63784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62582" calcext:value-type="float">
            <text:p>62582</text:p>
          </table:table-cell>
          <table:table-cell office:value-type="float" office:value="7473" calcext:value-type="float">
            <text:p>74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61353" calcext:value-type="float">
            <text:p>61353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64764" calcext:value-type="float">
            <text:p>64764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5105" calcext:value-type="float">
            <text:p>65105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9623" calcext:value-type="float">
            <text:p>109623</text:p>
          </table:table-cell>
          <table:table-cell office:value-type="float" office:value="30797" calcext:value-type="float">
            <text:p>30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9911" calcext:value-type="float">
            <text:p>89911</text:p>
          </table:table-cell>
          <table:table-cell office:value-type="float" office:value="27008" calcext:value-type="float">
            <text:p>27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3375" calcext:value-type="float">
            <text:p>53375</text:p>
          </table:table-cell>
          <table:table-cell office:value-type="float" office:value="16933" calcext:value-type="float">
            <text:p>16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3722" calcext:value-type="float">
            <text:p>23722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8207" calcext:value-type="float">
            <text:p>18207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4665" calcext:value-type="float">
            <text:p>14665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8238" calcext:value-type="float">
            <text:p>8238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10412" calcext:value-type="float">
            <text:p>1041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8793" calcext:value-type="float">
            <text:p>8793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8933" calcext:value-type="float">
            <text:p>8933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8742" calcext:value-type="float">
            <text:p>874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9935" calcext:value-type="float">
            <text:p>9935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8590" calcext:value-type="float">
            <text:p>8590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10140" calcext:value-type="float">
            <text:p>10140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12732" calcext:value-type="float">
            <text:p>12732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8905" calcext:value-type="float">
            <text:p>8905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9026" calcext:value-type="float">
            <text:p>9026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9609" calcext:value-type="float">
            <text:p>9609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9482" calcext:value-type="float">
            <text:p>9482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2056" calcext:value-type="float">
            <text:p>1205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08634" calcext:value-type="float">
            <text:p>108634</text:p>
          </table:table-cell>
          <table:table-cell office:value-type="float" office:value="30791" calcext:value-type="float">
            <text:p>307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60587" calcext:value-type="float">
            <text:p>60587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6443" calcext:value-type="float">
            <text:p>36443</text:p>
          </table:table-cell>
          <table:table-cell office:value-type="float" office:value="12198" calcext:value-type="float">
            <text:p>12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21238" calcext:value-type="float">
            <text:p>21238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6151" calcext:value-type="float">
            <text:p>16151</text:p>
          </table:table-cell>
          <table:table-cell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9552" calcext:value-type="float">
            <text:p>9552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8656" calcext:value-type="float">
            <text:p>8656</text:p>
          </table:table-cell>
          <table:table-cell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7406" calcext:value-type="float">
            <text:p>7406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6477" calcext:value-type="float">
            <text:p>6477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6776" calcext:value-type="float">
            <text:p>6776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4169" calcext:value-type="float">
            <text:p>4169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5784" calcext:value-type="float">
            <text:p>5784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4442" calcext:value-type="float">
            <text:p>4442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4635" calcext:value-type="float">
            <text:p>463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5743" calcext:value-type="float">
            <text:p>574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6058" calcext:value-type="float">
            <text:p>605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084" calcext:value-type="float">
            <text:p>508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5263" calcext:value-type="float">
            <text:p>526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5059" calcext:value-type="float">
            <text:p>5059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5065" calcext:value-type="float">
            <text:p>5065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5595" calcext:value-type="float">
            <text:p>559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99262" calcext:value-type="float">
            <text:p>99262</text:p>
          </table:table-cell>
          <table:table-cell office:value-type="float" office:value="28636" calcext:value-type="float">
            <text:p>286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3973" calcext:value-type="float">
            <text:p>53973</text:p>
          </table:table-cell>
          <table:table-cell office:value-type="float" office:value="18014" calcext:value-type="float">
            <text:p>18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7270" calcext:value-type="float">
            <text:p>37270</text:p>
          </table:table-cell>
          <table:table-cell office:value-type="float" office:value="12674" calcext:value-type="float">
            <text:p>126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4832" calcext:value-type="float">
            <text:p>14832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2035" calcext:value-type="float">
            <text:p>12035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7470" calcext:value-type="float">
            <text:p>747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6658" calcext:value-type="float">
            <text:p>6658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5616" calcext:value-type="float">
            <text:p>5616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4597" calcext:value-type="float">
            <text:p>4597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4914" calcext:value-type="float">
            <text:p>4914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3490" calcext:value-type="float">
            <text:p>349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3355" calcext:value-type="float">
            <text:p>3355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3472" calcext:value-type="float">
            <text:p>3472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3484" calcext:value-type="float">
            <text:p>348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4149" calcext:value-type="float">
            <text:p>414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4312" calcext:value-type="float">
            <text:p>43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3927" calcext:value-type="float">
            <text:p>392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3725" calcext:value-type="float">
            <text:p>3725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3349" calcext:value-type="float">
            <text:p>334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3631" calcext:value-type="float">
            <text:p>363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3565" calcext:value-type="float">
            <text:p>35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80413" calcext:value-type="float">
            <text:p>80413</text:p>
          </table:table-cell>
          <table:table-cell office:value-type="float" office:value="24774" calcext:value-type="float">
            <text:p>247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40491" calcext:value-type="float">
            <text:p>40491</text:p>
          </table:table-cell>
          <table:table-cell office:value-type="float" office:value="14020" calcext:value-type="float">
            <text:p>14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21232" calcext:value-type="float">
            <text:p>21232</text:p>
          </table:table-cell>
          <table:table-cell office:value-type="float" office:value="7305" calcext:value-type="float">
            <text:p>73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5808" calcext:value-type="float">
            <text:p>15808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7429" calcext:value-type="float">
            <text:p>7429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4706" calcext:value-type="float">
            <text:p>47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3020" calcext:value-type="float">
            <text:p>3020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4504" calcext:value-type="float">
            <text:p>4504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2670" calcext:value-type="float">
            <text:p>2670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2562" calcext:value-type="float">
            <text:p>2562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2376" calcext:value-type="float">
            <text:p>237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2601" calcext:value-type="float">
            <text:p>260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2717" calcext:value-type="float">
            <text:p>2717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2571" calcext:value-type="float">
            <text:p>2571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2779" calcext:value-type="float">
            <text:p>27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2532" calcext:value-type="float">
            <text:p>253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2693" calcext:value-type="float">
            <text:p>2693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2647" calcext:value-type="float">
            <text:p>264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2411" calcext:value-type="float">
            <text:p>241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2318" calcext:value-type="float">
            <text:p>231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2369" calcext:value-type="float">
            <text:p>2369</text:p>
          </table:table-cell>
          <table:table-cell office:value-type="float" office:value="675" calcext:value-type="float">
            <text:p>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7T23:16:55.419314004</dc:date>
    <dc:creator>Charles Kiorpes</dc:creator>
    <meta:document-statistic meta:table-count="1" meta:cell-count="424" meta:object-count="5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93cm" svg:height="13.68cm" xlink:href=".." xlink:type="simple" chart:class="chart:scatter" chart:style-name="ch1">
        <chart:title svg:x="7.962cm" svg:y="0.409cm" chart:style-name="ch2">
          <text:p>bzip - aging</text:p>
        </chart:title>
        <chart:subtitle svg:x="8.358cm" svg:y="1.487cm" chart:style-name="ch3">
          <text:p>8 frames</text:p>
        </chart:subtitle>
        <chart:legend chart:legend-position="end" svg:x="14.615cm" svg:y="6.292cm" style:legend-expansion="high" chart:style-name="ch4"/>
        <chart:plot-area chart:style-name="ch5" table:cell-range-address="Sheet1.A1:Sheet1.A22 Sheet1.C1:Sheet1.D22" chart:data-source-has-labels="row" svg:x="0.817cm" svg:y="2.742cm" svg:width="13.064cm" svg:height="9.684cm">
          <chartooo:coordinate-region svg:x="2.179cm" svg:y="2.941cm" svg:width="11.33cm" svg:height="8.838cm"/>
          <chart:axis chart:dimension="x" chart:name="primary-x" chart:style-name="ch6">
            <chart:title svg:x="5.241cm" svg:y="12.699cm" chart:style-name="ch7">
              <text:p>Refresh Period (instructions)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:Sheet1.C22" chart:label-cell-address="Sheet1.C1:Sheet1.C1" chart:class="chart:scatter">
            <chart:domain table:cell-range-address="Sheet1.A2:Sheet1.A22"/>
            <chart:data-point chart:repeated="21"/>
          </chart:series>
          <chart:series chart:style-name="ch11" chart:values-cell-range-address="Sheet1.D2:Sheet1.D22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:Sheet1.A22</svg:desc>
                </draw:g>
              </table:table-cell>
              <table:table-cell office:value-type="float" office:value="120448">
                <text:p>120448</text:p>
                <draw:g>
                  <svg:desc>Sheet1.C2:Sheet1.C22</svg:desc>
                </draw:g>
              </table:table-cell>
              <table:table-cell office:value-type="float" office:value="33448">
                <text:p>33448</text:p>
                <draw:g>
                  <svg:desc>Sheet1.D2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01776">
                <text:p>101776</text:p>
              </table:table-cell>
              <table:table-cell office:value-type="float" office:value="28895">
                <text:p>28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69809">
                <text:p>69809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53648">
                <text:p>53648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58044">
                <text:p>58044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5209">
                <text:p>55209</text:p>
              </table:table-cell>
              <table:table-cell office:value-type="float" office:value="13998">
                <text:p>13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51009">
                <text:p>51009</text:p>
              </table:table-cell>
              <table:table-cell office:value-type="float" office:value="12922">
                <text:p>1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51756">
                <text:p>51756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56929">
                <text:p>56929</text:p>
              </table:table-cell>
              <table:table-cell office:value-type="float" office:value="11502">
                <text:p>115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3663">
                <text:p>53663</text:p>
              </table:table-cell>
              <table:table-cell office:value-type="float" office:value="10529">
                <text:p>10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6794">
                <text:p>56794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54274">
                <text:p>54274</text:p>
              </table:table-cell>
              <table:table-cell office:value-type="float" office:value="9064">
                <text:p>9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57560">
                <text:p>57560</text:p>
              </table:table-cell>
              <table:table-cell office:value-type="float" office:value="8814">
                <text:p>88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58382">
                <text:p>58382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8281">
                <text:p>58281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59591">
                <text:p>59591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63784">
                <text:p>63784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62582">
                <text:p>62582</text:p>
              </table:table-cell>
              <table:table-cell office:value-type="float" office:value="7473">
                <text:p>74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61353">
                <text:p>61353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64764">
                <text:p>64764</text:p>
              </table:table-cell>
              <table:table-cell office:value-type="float" office:value="7538">
                <text:p>7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65105">
                <text:p>65105</text:p>
              </table:table-cell>
              <table:table-cell office:value-type="float" office:value="7279">
                <text:p>7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84cm" svg:height="12.678cm" xlink:href=".." xlink:type="simple" chart:class="chart:scatter" chart:style-name="ch1">
        <chart:title svg:x="8.558cm" svg:y="0.389cm" chart:style-name="ch2">
          <text:p>bzip - aging</text:p>
        </chart:title>
        <chart:subtitle svg:x="8.849cm" svg:y="1.447cm" chart:style-name="ch3">
          <text:p>16 frames</text:p>
        </chart:subtitle>
        <chart:legend chart:legend-position="end" svg:x="15.806cm" svg:y="5.791cm" style:legend-expansion="high" chart:style-name="ch4"/>
        <chart:plot-area chart:style-name="ch5" table:cell-range-address="Sheet1.A23:Sheet1.A43 Sheet1.C1:Sheet1.D1 Sheet1.C23:Sheet1.D43" chart:data-source-has-labels="row" svg:x="0.841cm" svg:y="2.662cm" svg:width="14.183cm" svg:height="8.782cm">
          <chartooo:coordinate-region svg:x="2.203cm" svg:y="2.861cm" svg:width="12.45cm" svg:height="7.936cm"/>
          <chart:axis chart:dimension="x" chart:name="primary-x" chart:style-name="ch6">
            <chart:title svg:x="5.824cm" svg:y="11.697cm" chart:style-name="ch7">
              <text:p>Refresh Period (instructions)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23:Sheet1.C43" chart:label-cell-address="Sheet1.C1:Sheet1.C1" chart:class="chart:scatter">
            <chart:domain table:cell-range-address="Sheet1.A23:Sheet1.A43"/>
            <chart:data-point chart:repeated="21"/>
          </chart:series>
          <chart:series chart:style-name="ch11" chart:values-cell-range-address="Sheet1.D23:Sheet1.D43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3:Sheet1.A43</svg:desc>
                </draw:g>
              </table:table-cell>
              <table:table-cell office:value-type="float" office:value="109623">
                <text:p>109623</text:p>
                <draw:g>
                  <svg:desc>Sheet1.C23:Sheet1.C43</svg:desc>
                </draw:g>
              </table:table-cell>
              <table:table-cell office:value-type="float" office:value="30797">
                <text:p>30797</text:p>
                <draw:g>
                  <svg:desc>Sheet1.D23:Sheet1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89911">
                <text:p>89911</text:p>
              </table:table-cell>
              <table:table-cell office:value-type="float" office:value="27008">
                <text:p>27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3375">
                <text:p>53375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3722">
                <text:p>23722</text:p>
              </table:table-cell>
              <table:table-cell office:value-type="float" office:value="6756">
                <text:p>6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8207">
                <text:p>18207</text:p>
              </table:table-cell>
              <table:table-cell office:value-type="float" office:value="5241">
                <text:p>5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4665">
                <text:p>1466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238">
                <text:p>823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10412">
                <text:p>10412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8793">
                <text:p>8793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8933">
                <text:p>8933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8742">
                <text:p>874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9935">
                <text:p>9935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8590">
                <text:p>8590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8870">
                <text:p>887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0140">
                <text:p>10140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2732">
                <text:p>12732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8905">
                <text:p>8905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9026">
                <text:p>9026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9609">
                <text:p>9609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9482">
                <text:p>9482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12056">
                <text:p>12056</text:p>
              </table:table-cell>
              <table:table-cell office:value-type="float" office:value="1811">
                <text:p>18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84cm" svg:height="12.678cm" xlink:href=".." xlink:type="simple" chart:class="chart:scatter" chart:style-name="ch1">
        <chart:title svg:x="8.558cm" svg:y="0.389cm" chart:style-name="ch2">
          <text:p>bzip - aging</text:p>
        </chart:title>
        <chart:subtitle svg:x="8.822cm" svg:y="1.262cm" chart:style-name="ch3">
          <text:p>32 frames</text:p>
        </chart:subtitle>
        <chart:legend chart:legend-position="end" svg:x="15.806cm" svg:y="5.791cm" style:legend-expansion="high" chart:style-name="ch4"/>
        <chart:plot-area chart:style-name="ch5" table:cell-range-address="Sheet1.A44:Sheet1.A64 Sheet1.C1:Sheet1.D1 Sheet1.C44:Sheet1.D64" chart:data-source-has-labels="row" svg:x="0.841cm" svg:y="2.662cm" svg:width="14.183cm" svg:height="8.782cm">
          <chartooo:coordinate-region svg:x="2.203cm" svg:y="2.861cm" svg:width="12.45cm" svg:height="7.936cm"/>
          <chart:axis chart:dimension="x" chart:name="primary-x" chart:style-name="ch6">
            <chart:title svg:x="5.824cm" svg:y="11.697cm" chart:style-name="ch7">
              <text:p>Refresh Period (instructions)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44:Sheet1.C64" chart:label-cell-address="Sheet1.C1:Sheet1.C1" chart:class="chart:scatter">
            <chart:domain table:cell-range-address="Sheet1.A44:Sheet1.A64"/>
            <chart:data-point chart:repeated="21"/>
          </chart:series>
          <chart:series chart:style-name="ch11" chart:values-cell-range-address="Sheet1.D44:Sheet1.D64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44:Sheet1.A64</svg:desc>
                </draw:g>
              </table:table-cell>
              <table:table-cell office:value-type="float" office:value="108634">
                <text:p>108634</text:p>
                <draw:g>
                  <svg:desc>Sheet1.C44:Sheet1.C64</svg:desc>
                </draw:g>
              </table:table-cell>
              <table:table-cell office:value-type="float" office:value="30791">
                <text:p>30791</text:p>
                <draw:g>
                  <svg:desc>Sheet1.D44:Sheet1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0587">
                <text:p>60587</text:p>
              </table:table-cell>
              <table:table-cell office:value-type="float" office:value="19955">
                <text:p>19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6443">
                <text:p>36443</text:p>
              </table:table-cell>
              <table:table-cell office:value-type="float" office:value="12198">
                <text:p>12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1238">
                <text:p>21238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6151">
                <text:p>16151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9552">
                <text:p>9552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8656">
                <text:p>865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7406">
                <text:p>7406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6477">
                <text:p>6477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6776">
                <text:p>6776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4169">
                <text:p>416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5784">
                <text:p>5784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4442">
                <text:p>4442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4635">
                <text:p>463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743">
                <text:p>574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6058">
                <text:p>605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5084">
                <text:p>5084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5263">
                <text:p>52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5059">
                <text:p>505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5065">
                <text:p>506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5595">
                <text:p>5595</text:p>
              </table:table-cell>
              <table:table-cell office:value-type="float" office:value="1156">
                <text:p>11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84cm" svg:height="12.678cm" xlink:href=".." xlink:type="simple" chart:class="chart:scatter" chart:style-name="ch1">
        <chart:title svg:x="8.558cm" svg:y="0.389cm" chart:style-name="ch2">
          <text:p>bzip - aging</text:p>
        </chart:title>
        <chart:subtitle svg:x="8.824cm" svg:y="1.262cm" chart:style-name="ch3">
          <text:p>64 frames</text:p>
        </chart:subtitle>
        <chart:legend chart:legend-position="end" svg:x="15.806cm" svg:y="5.791cm" style:legend-expansion="high" chart:style-name="ch4"/>
        <chart:plot-area chart:style-name="ch5" table:cell-range-address="Sheet1.A65:Sheet1.A85 Sheet1.C1:Sheet1.D1 Sheet1.C65:Sheet1.D85" chart:data-source-has-labels="row" svg:x="0.841cm" svg:y="2.662cm" svg:width="14.183cm" svg:height="8.782cm">
          <chartooo:coordinate-region svg:x="2.203cm" svg:y="2.861cm" svg:width="12.45cm" svg:height="7.936cm"/>
          <chart:axis chart:dimension="x" chart:name="primary-x" chart:style-name="ch6">
            <chart:title svg:x="5.824cm" svg:y="11.697cm" chart:style-name="ch7">
              <text:p>Refresh Period (instructions)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65:Sheet1.C85" chart:label-cell-address="Sheet1.C1:Sheet1.C1" chart:class="chart:scatter">
            <chart:domain table:cell-range-address="Sheet1.A65:Sheet1.A85"/>
            <chart:data-point chart:repeated="21"/>
          </chart:series>
          <chart:series chart:style-name="ch11" chart:values-cell-range-address="Sheet1.D65:Sheet1.D85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65:Sheet1.A85</svg:desc>
                </draw:g>
              </table:table-cell>
              <table:table-cell office:value-type="float" office:value="99262">
                <text:p>99262</text:p>
                <draw:g>
                  <svg:desc>Sheet1.C65:Sheet1.C85</svg:desc>
                </draw:g>
              </table:table-cell>
              <table:table-cell office:value-type="float" office:value="28636">
                <text:p>28636</text:p>
                <draw:g>
                  <svg:desc>Sheet1.D65:Sheet1.D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3973">
                <text:p>53973</text:p>
              </table:table-cell>
              <table:table-cell office:value-type="float" office:value="18014">
                <text:p>18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7270">
                <text:p>37270</text:p>
              </table:table-cell>
              <table:table-cell office:value-type="float" office:value="12674">
                <text:p>12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4832">
                <text:p>14832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2035">
                <text:p>12035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7470">
                <text:p>7470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6658">
                <text:p>6658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5616">
                <text:p>5616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597">
                <text:p>459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4914">
                <text:p>4914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90">
                <text:p>349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3355">
                <text:p>335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3472">
                <text:p>347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484">
                <text:p>348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4149">
                <text:p>414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4312">
                <text:p>43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3927">
                <text:p>392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3725">
                <text:p>3725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3349">
                <text:p>3349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3631">
                <text:p>363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565">
                <text:p>3565</text:p>
              </table:table-cell>
              <table:table-cell office:value-type="float" office:value="970">
                <text:p>9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84cm" svg:height="12.678cm" xlink:href=".." xlink:type="simple" chart:class="chart:scatter" chart:style-name="ch1">
        <chart:title svg:x="8.558cm" svg:y="0.389cm" chart:style-name="ch2">
          <text:p>bzip - aging</text:p>
        </chart:title>
        <chart:subtitle svg:x="8.826cm" svg:y="1.262cm" chart:style-name="ch3">
          <text:p>128 frames</text:p>
        </chart:subtitle>
        <chart:legend chart:legend-position="end" svg:x="15.806cm" svg:y="5.791cm" style:legend-expansion="high" chart:style-name="ch4"/>
        <chart:plot-area chart:style-name="ch5" table:cell-range-address="Sheet1.A86:Sheet1.A106 Sheet1.C1:Sheet1.D1 Sheet1.C86:Sheet1.D106" chart:data-source-has-labels="row" svg:x="0.841cm" svg:y="2.662cm" svg:width="14.183cm" svg:height="8.782cm">
          <chartooo:coordinate-region svg:x="2.018cm" svg:y="2.861cm" svg:width="12.634cm" svg:height="7.936cm"/>
          <chart:axis chart:dimension="x" chart:name="primary-x" chart:style-name="ch6">
            <chart:title svg:x="5.824cm" svg:y="11.697cm" chart:style-name="ch7">
              <text:p>Refresh Period (instructions)</text:p>
            </chart:title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Sheet1.C86:Sheet1.C106" chart:label-cell-address="Sheet1.C1:Sheet1.C1" chart:class="chart:scatter">
            <chart:domain table:cell-range-address="Sheet1.A86:Sheet1.A106"/>
            <chart:data-point chart:repeated="21"/>
          </chart:series>
          <chart:series chart:style-name="ch11" chart:values-cell-range-address="Sheet1.D86:Sheet1.D106" chart:label-cell-address="Sheet1.D1:Sheet1.D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Sheet1.C1:Sheet1.C1</svg:desc>
                </draw:g>
              </table:table-cell>
              <table:table-cell office:value-type="string">
                <text:p> DISK WRIT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86:Sheet1.A106</svg:desc>
                </draw:g>
              </table:table-cell>
              <table:table-cell office:value-type="float" office:value="80413">
                <text:p>80413</text:p>
                <draw:g>
                  <svg:desc>Sheet1.C86:Sheet1.C106</svg:desc>
                </draw:g>
              </table:table-cell>
              <table:table-cell office:value-type="float" office:value="24774">
                <text:p>24774</text:p>
                <draw:g>
                  <svg:desc>Sheet1.D86:Sheet1.D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0491">
                <text:p>40491</text:p>
              </table:table-cell>
              <table:table-cell office:value-type="float" office:value="14020">
                <text:p>14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1232">
                <text:p>21232</text:p>
              </table:table-cell>
              <table:table-cell office:value-type="float" office:value="7305">
                <text:p>7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5808">
                <text:p>15808</text:p>
              </table:table-cell>
              <table:table-cell office:value-type="float" office:value="5209">
                <text:p>5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7429">
                <text:p>742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706">
                <text:p>470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3020">
                <text:p>302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4504">
                <text:p>4504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670">
                <text:p>267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562">
                <text:p>2562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376">
                <text:p>237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2601">
                <text:p>260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717">
                <text:p>2717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571">
                <text:p>257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779">
                <text:p>2779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2532">
                <text:p>253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2693">
                <text:p>269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2647">
                <text:p>264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2411">
                <text:p>241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2318">
                <text:p>231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369">
                <text:p>2369</text:p>
              </table:table-cell>
              <table:table-cell office:value-type="float" office:value="675">
                <text:p>6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